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 fo:language="hu" fo:country="HU" style:font-size-asian="24pt" style:font-size-complex="24pt"/>
    </style:style>
    <style:style style:name="T1" style:family="text">
      <style:text-properties fo:font-family="Thorndale, 'Times New Roman'" style:font-family-generic="roman" style:font-pitch="variable" fo:font-size="18pt" fo:language="hu" fo:country="HU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5.611cm" svg:height="10.598cm" svg:x="1.306cm" svg:y="8.831cm">
          <draw:text-box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hu" fo:country="HU" style:font-family-asian="'HG Mincho Light J'" style:font-pitch-asian="variable" style:font-size-asian="24pt" style:language-asian="hu" style:country-asian="HU" style:font-family-complex="'Arial Unicode MS'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StarOffice/9$Linux OpenOffice.org_project/300m73$Build-9486$CWS-tl74</meta:generator>
    <meta:initial-creator> </meta:initial-creator>
    <meta:creation-date>1997-12-03T15:19:17</meta:creation-date>
    <dc:date>2010-03-23T16:00:46</dc:date>
    <meta:editing-cycles>28</meta:editing-cycles>
    <meta:editing-duration>P24DT12H33M41S</meta:editing-duration>
    <meta:document-statistic meta:object-count="11"/>
    <meta:user-defined meta:name="Info 0"/>
    <meta:user-defined meta:name="Info 1"/>
    <meta:user-defined meta:name="Info 2"/>
    <meta:user-defined meta:name="Info 3"/>
  </office:meta>
</office:document-meta>
</file>